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1a2301" officeooo:paragraph-rsid="001a2301"/>
    </style:style>
    <style:style style:name="P3" style:family="paragraph" style:parent-style-name="Standard">
      <style:text-properties officeooo:rsid="001c1ced" officeooo:paragraph-rsid="001c1ced"/>
    </style:style>
    <style:style style:name="P4" style:family="paragraph" style:parent-style-name="Standard">
      <style:text-properties officeooo:rsid="001d8489" officeooo:paragraph-rsid="001d8489"/>
    </style:style>
    <style:style style:name="P5" style:family="paragraph" style:parent-style-name="Standard">
      <style:text-properties officeooo:paragraph-rsid="001d84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2. Estructura del lenguaje JavaScript</text:p>
      <text:p text:style-name="Standard">Ejercicios</text:p>
      <text:p text:style-name="Standard"/>
      <text:p text:style-name="Standard">1. Averigua las características fundamentales de la licencia de JavaScript.</text:p>
      <text:p text:style-name="Standard"/>
      <text:p text:style-name="Standard">2. Haz un documento HTML que saque un párrafo por pantalla con el contenido “Hola 2DAW-</text:p>
      <text:p text:style-name="Standard">A”, y que tenga un código JavaScript que modifique el contenido del párrafo poniendo</text:p>
      <text:p text:style-name="Standard">“Hola modificado”. Después comenta ese código javascript.</text:p>
      <text:p text:style-name="Standard"/>
      <text:p text:style-name="Standard">&lt;!DOCTYPE html&gt;</text:p>
      <text:p text:style-name="Standard">&lt;html lang=”es­ES”&gt;</text:p>
      <text:p text:style-name="Standard">&lt;head&gt;</text:p>
      <text:p text:style-name="Standard">&lt;meta charset=”UTF­8”&gt;</text:p>
      <text:p text:style-name="Standard">&lt;title&gt;Saludo&lt;/tile&gt;</text:p>
      <text:p text:style-name="Standard">&lt;/head&gt;</text:p>
      <text:p text:style-name="Standard">&lt;body&gt;</text:p>
      <text:p text:style-name="Standard">&lt;p id="demo"&gt;Hola 2DAWA&lt;/p&gt;</text:p>
      <text:p text:style-name="Standard">&lt;script&gt;</text:p>
      <text:p text:style-name="Standard">document.getElementById("demo").innerHTML="Hola</text:p>
      <text:p text:style-name="Standard">modificado";</text:p>
      <text:p text:style-name="Standard">&lt;/script&gt;</text:p>
      <text:p text:style-name="Standard">&lt;/body&gt;</text:p>
      <text:p text:style-name="Standard">&lt;/html&gt;</text:p>
      <text:p text:style-name="Standard"/>
      <text:p text:style-name="Standard"/>
      <text:p text:style-name="Standard">3. Modifica el script para haga lo siguiente: cree una variable que contenga una cadena “Voy a</text:p>
      <text:p text:style-name="Standard">aprobar”, y se visualice el contenido de esta variable en el elemento párrafo HTML, y el tipo</text:p>
      <text:p text:style-name="Standard">de esta variable.</text:p>
      <text:p text:style-name="Standard"/>
      <text:p text:style-name="P2">Hecho</text:p>
      <text:p text:style-name="Standard"/>
      <text:p text:style-name="Standard">4. Modifica el script para haga lo siguiente: cree una variable que contenga una cadena ‘Voy a</text:p>
      <text:p text:style-name="Standard">sacar un 10’, y se visualice el contenido de esta variable en el elemento párrafo HTML, y el</text:p>
      <text:p text:style-name="Standard">tipo de esta variable.</text:p>
      <text:p text:style-name="Standard"/>
      <text:p text:style-name="P2">Hecho</text:p>
      <text:p text:style-name="Standard"/>
      <text:p text:style-name="Standard">5. Modifica el script para haga lo siguiente: cree una variable que contenga una cadena con un</text:p>
      <text:p text:style-name="Standard">salto de línea incluido, y se visualice el contenido de esta variable en el elemento párrafo</text:p>
      <text:p text:style-name="Standard">HTML ¿Qué ha ocurrido?</text:p>
      <text:p text:style-name="Standard"/>
      <text:p text:style-name="P2">No ha ocurrido nada, el salto de línea no se visualiza ??</text:p>
      <text:p text:style-name="P2"/>
      <text:p text:style-name="P2"/>
      <text:p text:style-name="Standard">6. Modifica el script para haga lo siguiente: cree una variable que contenga una cadena con un</text:p>
      <text:p text:style-name="Standard">tabulador incluido, y se visualice el contenido de esta variable en el elemento párrafo HTML</text:p>
      <text:p text:style-name="Standard">¿Qué ha ocurrido?</text:p>
      <text:p text:style-name="Standard"/>
      <text:p text:style-name="P3">No ha ocurrido nada</text:p>
      <text:p text:style-name="Standard"/>
      <text:p text:style-name="Standard"/>
      <text:p text:style-name="Standard"/>
      <text:p text:style-name="Standard"><text:soft-page-break/>7. Modifica el script para haga lo siguiente: cree una variable que contenga una cadena ‘Voy a</text:p>
      <text:p text:style-name="Standard">sacar un 10’, con un salto de línea \n y con otro salto de línea que se visualice como salto de</text:p>
      <text:p text:style-name="Standard">línea en HTML. Visualiza la longitud de esta cadena. ¿Corresponde con el número de</text:p>
      <text:p text:style-name="Standard">caracteres introducido? Saca conclusiones.</text:p>
      <text:p text:style-name="Standard"/>
      <text:p text:style-name="P4">Hecho, no corresponde con el número de caracteres.</text:p>
      <text:p text:style-name="Standard"/>
      <text:p text:style-name="Standard"/>
      <text:p text:style-name="Standard">8. Modifica el script para haga lo siguiente: cree una variable, esta variable va a contener la</text:p>
      <text:p text:style-name="P5">concatenación de otras dos cadenas. Visualiza la variables.</text:p>
      <text:p text:style-name="P4"/>
      <text:p text:style-name="P4">Hecho</text:p>
      <text:p text:style-name="P5"/>
      <text:p text:style-name="P5">9. Modifica el script para haga lo siguiente: cree una variable con valor numérico 3e-5, y se</text:p>
      <text:p text:style-name="Standard">visualice el contenido de esta variable en el elemento párrafo HTML, y el tipo de esta</text:p>
      <text:p text:style-name="Standard">variable.</text:p>
      <text:p text:style-name="Standard"/>
      <text:p text:style-name="P4">Hecho</text:p>
      <text:p text:style-name="P4"/>
      <text:p text:style-name="Standard">10. Modifica el script para haga lo siguiente: cree una variable con valor numérico 2.81203, y se</text:p>
      <text:p text:style-name="Standard">visualice el contenido de esta variable en el elemento párrafo HTML, y el tipo de esta</text:p>
      <text:p text:style-name="Standard">variable.</text:p>
      <text:p text:style-name="Standard"/>
      <text:p text:style-name="P4">Hecho</text:p>
      <text:p text:style-name="Standard"/>
      <text:p text:style-name="Standard"/>
      <text:p text:style-name="Standard">11. Modifica el script para haga lo siguiente: cree una variable con valor numérico 16, y se</text:p>
      <text:p text:style-name="Standard">visualice el contenido de esta variable en el elemento párrafo HTML, y el tipo de esta</text:p>
      <text:p text:style-name="Standard">variable.</text:p>
      <text:p text:style-name="Standard"/>
      <text:p text:style-name="P4">Hecho</text:p>
      <text:p text:style-name="Standard"/>
      <text:p text:style-name="Standard">12. Modifica el script para haga lo siguiente: cree una variable con valor numérico 1.4e4, y se</text:p>
      <text:p text:style-name="Standard">visualice el contenido de esta variable en el elemento párrafo HTML, y el tipo de esta</text:p>
      <text:p text:style-name="Standard">variable.</text:p>
      <text:p text:style-name="Standard"/>
      <text:p text:style-name="P4">Hecho</text:p>
      <text:p text:style-name="P4"/>
      <text:p text:style-name="Standard">13. Modifica el script para haga lo siguiente: cree una variable con valor numérico octal 307, y</text:p>
      <text:p text:style-name="Standard">se visualice el contenido de esta variable en el elemento párrafo HTML, y el tipo de esta</text:p>
      <text:p text:style-name="Standard">variable.</text:p>
      <text:p text:style-name="Standard"/>
      <text:p text:style-name="P4">Hecho </text:p>
      <text:p text:style-name="P4"/>
      <text:p text:style-name="P4"/>
      <text:p text:style-name="Standard">14. Modifica el script para haga lo siguiente: cree una variable con valor numérico hexadecimal</text:p>
      <text:p text:style-name="Standard">F0A3, y se visualice el contenido de esta variable en el elemento párrafo HTML, y el tipo de</text:p>
      <text:p text:style-name="Standard">esta variable.</text:p>
      <text:p text:style-name="Standard"/>
      <text:p text:style-name="Standard"/>
      <text:p text:style-name="Standard"/>
      <text:p text:style-name="P4">DUDAS</text:p>
      <text:p text:style-name="Standard"><text:soft-page-break/>15. Modifica el script para haga lo siguiente: cree una variable con valor booleano true, y se</text:p>
      <text:p text:style-name="Standard">visualice el contenido de esta variable en el elemento párrafo HTML, y el tipo de esta</text:p>
      <text:p text:style-name="Standard">variable.</text:p>
      <text:p text:style-name="Standard"/>
      <text:p text:style-name="Standard"/>
      <text:p text:style-name="P4">Hecho</text:p>
      <text:p text:style-name="Standard"/>
      <text:p text:style-name="Standard"/>
      <text:p text:style-name="Standard">16. Modifica el script para haga lo siguiente:</text:p>
      <text:p text:style-name="Standard">◦ Cree una variable con valor booleano true, y se visualice el contenido de esta variable en</text:p>
      <text:p text:style-name="Standard">el elemento párrafo HTML, y el tipo de esta variable.</text:p>
      <text:p text:style-name="Standard">◦ Modifique esa misma variable dándole como valor un string y se visualice el contenido</text:p>
      <text:p text:style-name="Standard">de esta variable en el elemento párrafo HTML, y el tipo de esta variable.</text:p>
      <text:p text:style-name="Standard">NOTA: Necesitarás utilizar la función alert();</text:p>
      <text:p text:style-name="Standard">Saca conclusiones.</text:p>
      <text:p text:style-name="Standard">17. Modifica el script para haga lo siguiente:</text:p>
      <text:p text:style-name="Standard">1. Cree una variable de tipo object para guardar las notas de los módulos 2DAW.</text:p>
      <text:p text:style-name="Standard">2. Visualiza el contenido de las propiedades del objeto una a una.</text:p>
      <text:p text:style-name="Standard">3. Visualiza el contenido de las propiedades del objeto a la vez, ¿se puede? (No explicado</text:p>
      <text:p text:style-name="Standard">en clase, averiguar).</text:p>
      <text:p text:style-name="Standard">4. Visualiza el tipo de la variable objeto.</text:p>
      <text:p text:style-name="Standard">5. Visualiza el tipo de cada una de las propiedades del objeto.</text:p>
      <text:p text:style-name="Standard">18. Modifica el script para haga lo siguiente:</text:p>
      <text:p text:style-name="Standard">1. Visualiza el tipo del objeto document.</text:p>
      <text:p text:style-name="Standard">19. Modifica el script para haga lo siguiente:</text:p>
      <text:p text:style-name="Standard">1. Cree una variable de tipo array inventada por ti.</text:p>
      <text:p text:style-name="Standard">2. Visualiza el contenido de todos los elementos del array uno a uno.</text:p>
      <text:p text:style-name="Standard">3. Visualiza el contenido de todos los elementos del array a la vez (no explicado en clase,</text:p>
      <text:p text:style-name="Standard">averiguar).4. Visualiza el tipo de la variable array. ¿Qué conclusiones sacas?</text:p>
      <text:p text:style-name="Standard">5. Visualiza el tipo de uno de los elementos del array.</text:p>
      <text:p text:style-name="Standard">20. Modifica el script para haga lo siguiente:</text:p>
      <text:p text:style-name="Standard">1. Visualiza el tipo de la funcion alert () (Averigua cómo se hace, no explicado en clase)</text:p>
      <text:p text:style-name="Standard">2. Visualiza el tipo de la funcion document.getElementById().</text:p>
      <text:p text:style-name="Standard">21. Modifica el script para haga lo siguiente:</text:p>
      <text:p text:style-name="Standard">1. Crea una función que realice una tarea sencilla.</text:p>
      <text:p text:style-name="Standard">2. Utiliza la función.</text:p>
      <text:p text:style-name="Standard">3. Visualiza el tipo de la función que has creado.</text:p>
      <text:p text:style-name="Standard">4. Visualiza el resultado de la utilización de la función.</text:p>
      <text:p text:style-name="Standard">22. Modifica el script para haga lo siguiente:</text:p>
      <text:p text:style-name="Standard">1. Cree una variable que concatene lo siguiente y en este orden: 15,8,3,”5”,3,4;</text:p>
      <text:p text:style-name="Standard">2. Visualiza el contenido de la variable y el tipo de la variable. Saca conclusiones.</text:p>
      <text:p text:style-name="Standard">23. Modifica el script para haga lo siguiente:</text:p>
      <text:p text:style-name="Standard">1. Cree una variable que concatene lo siguiente y en este orden: 3,”5”,3,4;</text:p>
      <text:p text:style-name="Standard">2. Visualiza el contenido de la variable y el tipo de la variable.</text:p>
      <text:p text:style-name="Standard">24. Modifica el script para que haga lo siguiente:</text:p>
      <text:p text:style-name="Standard">1. Cree una variable llamada num con el valor 3. Visualiza el contenido y el tipo de la</text:p>
      <text:p text:style-name="Standard">variable num.</text:p>
      <text:p text:style-name="Standard">2. Guarda en otra variable llamada cad la variable num convertida a string. Visualiza el</text:p>
      <text:p text:style-name="Standard">contenido y el tipo de la variable cad.</text:p>
      <text:p text:style-name="Standard">25. Modifica el script para que haga lo siguiente:</text:p>
      <text:p text:style-name="Standard">1. Cree una variable llamada cad con el valor “3.1”. Visualiza el contenido y el tipo de la</text:p>
      <text:p text:style-name="Standard">variable cad.</text:p>
      <text:p text:style-name="Standard"><text:soft-page-break/>2. Guarda en otra variable llamada num la variable cad convertida a entero. Visualiza el</text:p>
      <text:p text:style-name="Standard">contenido y el tipo de la variable cad.</text:p>
      <text:p text:style-name="Standard">26. Modifica el script para que haga lo siguiente:</text:p>
      <text:p text:style-name="Standard">1. Cree una variable llamada cad con el valor “3.1”.</text:p>
      <text:p text:style-name="Standard">2. Guarda en otra variable llamada num la variable cad convertida a coma flotante.</text:p>
      <text:p text:style-name="Standard">Visualiza el contenido y el tipo de la variable cad.</text:p>
      <text:p text:style-name="Standard">27. Modifica el script para que haga lo siguiente:</text:p>
      <text:p text:style-name="Standard">1. Cree una variable llamada cad con el valor “10 years”.</text:p>
      <text:p text:style-name="Standard">2. Guarda en otra variable llamada num la variable cad convertida a entero. Visualiza el</text:p>
      <text:p text:style-name="Standard">contenido y el tipo de la variable cad.</text:p>
      <text:p text:style-name="Standard">28. Modifica el script para que haga lo siguiente:</text:p>
      <text:p text:style-name="Standard">1. Cree una variable llamada cad con el valor “10 20 30”.</text:p>
      <text:p text:style-name="Standard">2. Guarda en otra variable llamada num la variable cad convertida a entero. Visualiza el</text:p>
      <text:p text:style-name="Standard">contenido y el tipo de la variable cad.</text:p>
      <text:p text:style-name="Standard">29. Modifica el script para que haga lo siguiente:</text:p>
      <text:p text:style-name="Standard">1. Cree una variable llamada cad con el valor “ 30”.</text:p>
      <text:p text:style-name="Standard">2. Guarda en otra variable llamada num la variable cad convertida a entero. Visualiza el</text:p>
      <text:p text:style-name="Standard">contenido y el tipo de la variable ca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30:06.793391748</meta:creation-date>
    <dc:date>2022-09-21T01:07:51.586752345</dc:date>
    <meta:editing-duration>PT4H37M47S</meta:editing-duration>
    <meta:editing-cycles>3</meta:editing-cycles>
    <meta:generator>LibreOffice/7.4.1.2$Linux_X86_64 LibreOffice_project/96749c58c39750fe6113ca0224d2dd9b40a26641</meta:generator>
    <meta:document-statistic meta:table-count="0" meta:image-count="0" meta:object-count="0" meta:page-count="4" meta:paragraph-count="134" meta:word-count="1227" meta:character-count="6986" meta:non-whitespace-character-count="5892"/>
  </office:meta>
</office:document-meta>
</file>